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Copy_32_of_32_nrt-tables-ch2-railperformance" style:data-style-name="N0">
      <style:table-cell-properties style:vertical-align="automatic" fo:background-color="#FFFFFF"/>
    </style:style>
    <style:style style:name="ce10" style:family="table-cell" style:parent-style-name="Comma" style:data-style-name="N36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fo:background-color="#FFFFFF"/>
    </style:style>
    <style:style style:name="ce18" style:family="table-cell" style:parent-style-name="Default" style:data-style-name="N37">
      <style:table-cell-properties fo:border-top="none" fo:border-bottom="2pt solid #000000" fo:border-left="none" fo:border-right="none" fo:background-color="#FFFFFF"/>
    </style:style>
    <style:style style:name="ce19" style:family="table-cell" style:parent-style-name="Default" style:data-style-name="N0">
      <style:table-cell-properties style:vertical-align="automatic" fo:background-color="#FFFFFF"/>
    </style:style>
    <style:style style:name="ce2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8">
      <style:table-cell-properties fo:background-color="#FFFFFF"/>
    </style:style>
    <style:style style:name="ce22" style:family="table-cell" style:parent-style-name="Normal_Copy_32_of_32_nrt-tables-ch2-railperformance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5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2387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7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210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16380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number-columns-spanned="5" table:number-rows-spanned="1" table:style-name="ce25">
            <text:p><text:a xlink:href="https://www.gov.uk/government/organisations/department-for-transport/series/rail-statistics">Rail Statistics</text:a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style-name="ce5"/>
          <table:table-cell table:number-columns-repeated="16383" table:style-name="ce4"/>
        </table:table-row>
        <table:table-row table:style-name="ro4">
          <table:table-cell office:value-type="string" table:style-name="ce6">
            <text:p>Table TSGB0632 (RAI0210)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7">
            <text:p>Passengers in excess of capacity (PiXC)<text:span text:style-name="T3">1,2,3,4</text:span><text:s/>on a typical autumn weekday on</text:p>
          </table:table-cell>
          <table:table-cell table:style-name="ce2"/>
          <table:table-cell table:style-name="ce8"/>
          <table:table-cell table:number-columns-repeated="16381" table:style-name="ce2"/>
        </table:table-row>
        <table:table-row table:style-name="ro4">
          <table:table-cell office:value-type="string" table:style-name="ce7">
            <text:p>London &amp; South East train operators' services: annual from 1990</text:p>
          </table:table-cell>
          <table:table-cell table:style-name="ce2"/>
          <table:table-cell table:style-name="ce8"/>
          <table:table-cell table:number-columns-repeated="16381" table:style-name="ce2"/>
        </table:table-row>
        <table:table-row table:style-name="ro5">
          <table:table-cell office:value-type="string" table:style-name="ce9">
            <text:p>Percentage of passengers in excess of capacity; 3-hour peaks; all London &amp; South East operators</text:p>
          </table:table-cell>
          <table:table-cell table:number-columns-repeated="16383" table:style-name="ce9"/>
        </table:table-row>
        <table:table-row table:style-name="ro5">
          <table:table-cell table:style-name="ce10"/>
          <table:table-cell table:style-name="ce11"/>
          <table:table-cell table:style-name="ce12"/>
          <table:table-cell office:value-type="string" table:style-name="ce13">
            <text:p>Percentage</text:p>
          </table:table-cell>
          <table:table-cell table:number-columns-repeated="16380" table:style-name="ce3"/>
        </table:table-row>
        <table:table-row table:style-name="ro6">
          <table:table-cell office:value-type="string" table:style-name="ce14">
            <text:p>Year</text:p>
          </table:table-cell>
          <table:table-cell office:value-type="string" table:style-name="ce15">
            <text:p>AM peak (07:00-09:59)</text:p>
          </table:table-cell>
          <table:table-cell office:value-type="string" table:style-name="ce15">
            <text:p>PM peak (16:00-18:59)</text:p>
          </table:table-cell>
          <table:table-cell office:value-type="string" table:style-name="ce15">
            <text:p>Both peaks</text:p>
          </table:table-cell>
          <table:table-cell table:number-columns-repeated="16380" table:style-name="ce4"/>
        </table:table-row>
        <table:table-row table:style-name="ro5">
          <table:table-cell office:value-type="float" office:value="1990" table:style-name="ce16">
            <text:p>1990</text:p>
          </table:table-cell>
          <table:table-cell office:value-type="percentage" office:value="4.2999999999999997E-2" table:style-name="ce17">
            <text:p>4.3%</text:p>
          </table:table-cell>
          <table:table-cell office:value-type="percentage" office:value="2.2000000000000002E-2" table:style-name="ce17">
            <text:p>2.2%</text:p>
          </table:table-cell>
          <table:table-cell office:value-type="percentage" office:value="3.3000000000000002E-2" table:style-name="ce17">
            <text:p>3.3%</text:p>
          </table:table-cell>
          <table:table-cell table:number-columns-repeated="16380" table:style-name="ce4"/>
        </table:table-row>
        <table:table-row table:style-name="ro5">
          <table:table-cell office:value-type="float" office:value="1991" table:style-name="ce16">
            <text:p>1991</text:p>
          </table:table-cell>
          <table:table-cell office:value-type="percentage" office:value="3.7999999999999999E-2" table:style-name="ce17">
            <text:p>3.8%</text:p>
          </table:table-cell>
          <table:table-cell office:value-type="percentage" office:value="2.1000000000000001E-2" table:style-name="ce17">
            <text:p>2.1%</text:p>
          </table:table-cell>
          <table:table-cell office:value-type="percentage" office:value="0.03" table:style-name="ce17">
            <text:p>3.0%</text:p>
          </table:table-cell>
          <table:table-cell table:number-columns-repeated="16380" table:style-name="ce4"/>
        </table:table-row>
        <table:table-row table:style-name="ro5">
          <table:table-cell office:value-type="float" office:value="1992" table:style-name="ce16">
            <text:p>1992</text:p>
          </table:table-cell>
          <table:table-cell office:value-type="percentage" office:value="3.7000000000000005E-2" table:style-name="ce17">
            <text:p>3.7%</text:p>
          </table:table-cell>
          <table:table-cell office:value-type="percentage" office:value="1.4999999999999999E-2" table:style-name="ce17">
            <text:p>1.5%</text:p>
          </table:table-cell>
          <table:table-cell office:value-type="percentage" office:value="2.7000000000000003E-2" table:style-name="ce17">
            <text:p>2.7%</text:p>
          </table:table-cell>
          <table:table-cell table:number-columns-repeated="16380" table:style-name="ce4"/>
        </table:table-row>
        <table:table-row table:style-name="ro5">
          <table:table-cell office:value-type="float" office:value="1993" table:style-name="ce16">
            <text:p>1993</text:p>
          </table:table-cell>
          <table:table-cell office:value-type="percentage" office:value="3.3000000000000002E-2" table:style-name="ce17">
            <text:p>3.3%</text:p>
          </table:table-cell>
          <table:table-cell office:value-type="percentage" office:value="1.3999999999999999E-2" table:style-name="ce17">
            <text:p>1.4%</text:p>
          </table:table-cell>
          <table:table-cell office:value-type="percentage" office:value="2.5000000000000001E-2" table:style-name="ce17">
            <text:p>2.5%</text:p>
          </table:table-cell>
          <table:table-cell table:number-columns-repeated="16380" table:style-name="ce4"/>
        </table:table-row>
        <table:table-row table:style-name="ro5">
          <table:table-cell office:value-type="float" office:value="1994" table:style-name="ce16">
            <text:p>1994</text:p>
          </table:table-cell>
          <table:table-cell office:value-type="percentage" office:value="3.2000000000000001E-2" table:style-name="ce17">
            <text:p>3.2%</text:p>
          </table:table-cell>
          <table:table-cell office:value-type="percentage" office:value="0.01" table:style-name="ce17">
            <text:p>1.0%</text:p>
          </table:table-cell>
          <table:table-cell office:value-type="percentage" office:value="2.1000000000000001E-2" table:style-name="ce17">
            <text:p>2.1%</text:p>
          </table:table-cell>
          <table:table-cell table:number-columns-repeated="16380" table:style-name="ce4"/>
        </table:table-row>
        <table:table-row table:style-name="ro7">
          <table:table-cell office:value-type="float" office:value="1995" table:style-name="ce16">
            <text:p>1995</text:p>
          </table:table-cell>
          <table:table-cell office:value-type="percentage" office:value="0.03" table:style-name="ce17">
            <text:p>3.0%</text:p>
          </table:table-cell>
          <table:table-cell office:value-type="percentage" office:value="0.01" table:style-name="ce17">
            <text:p>1.0%</text:p>
          </table:table-cell>
          <table:table-cell office:value-type="percentage" office:value="2.1000000000000001E-2" table:style-name="ce17">
            <text:p>2.1%</text:p>
          </table:table-cell>
          <table:table-cell table:number-columns-repeated="16380" table:style-name="ce4"/>
        </table:table-row>
        <table:table-row table:style-name="ro5">
          <table:table-cell office:value-type="float" office:value="1996" table:style-name="ce16">
            <text:p>1996</text:p>
          </table:table-cell>
          <table:table-cell office:value-type="percentage" office:value="2.6000000000000002E-2" table:style-name="ce17">
            <text:p>2.6%</text:p>
          </table:table-cell>
          <table:table-cell office:value-type="percentage" office:value="1.2E-2" table:style-name="ce17">
            <text:p>1.2%</text:p>
          </table:table-cell>
          <table:table-cell office:value-type="percentage" office:value="1.9E-2" table:style-name="ce17">
            <text:p>1.9%</text:p>
          </table:table-cell>
          <table:table-cell table:number-columns-repeated="16380" table:style-name="ce4"/>
        </table:table-row>
        <table:table-row table:style-name="ro5">
          <table:table-cell office:value-type="float" office:value="1997" table:style-name="ce16">
            <text:p>1997</text:p>
          </table:table-cell>
          <table:table-cell office:value-type="percentage" office:value="3.9100000000000003E-2" table:style-name="ce17">
            <text:p>3.9%</text:p>
          </table:table-cell>
          <table:table-cell office:value-type="percentage" office:value="2.0799999999999999E-2" table:style-name="ce17">
            <text:p>2.1%</text:p>
          </table:table-cell>
          <table:table-cell office:value-type="percentage" office:value="3.0699999999999998E-2" table:style-name="ce17">
            <text:p>3.1%</text:p>
          </table:table-cell>
          <table:table-cell table:number-columns-repeated="16380"/>
        </table:table-row>
        <table:table-row table:style-name="ro5">
          <table:table-cell office:value-type="float" office:value="1998" table:style-name="ce16">
            <text:p>1998</text:p>
          </table:table-cell>
          <table:table-cell office:value-type="percentage" office:value="3.73E-2" table:style-name="ce17">
            <text:p>3.7%</text:p>
          </table:table-cell>
          <table:table-cell office:value-type="percentage" office:value="1.3999999999999999E-2" table:style-name="ce17">
            <text:p>1.4%</text:p>
          </table:table-cell>
          <table:table-cell office:value-type="percentage" office:value="2.6800000000000001E-2" table:style-name="ce17">
            <text:p>2.7%</text:p>
          </table:table-cell>
          <table:table-cell table:number-columns-repeated="16380"/>
        </table:table-row>
        <table:table-row table:style-name="ro5">
          <table:table-cell office:value-type="float" office:value="1999" table:style-name="ce16">
            <text:p>1999</text:p>
          </table:table-cell>
          <table:table-cell office:value-type="percentage" office:value="3.7900000000000003E-2" table:style-name="ce17">
            <text:p>3.8%</text:p>
          </table:table-cell>
          <table:table-cell office:value-type="percentage" office:value="1.5800000000000002E-2" table:style-name="ce17">
            <text:p>1.6%</text:p>
          </table:table-cell>
          <table:table-cell office:value-type="percentage" office:value="2.7900000000000001E-2" table:style-name="ce17">
            <text:p>2.8%</text:p>
          </table:table-cell>
          <table:table-cell table:number-columns-repeated="16380"/>
        </table:table-row>
        <table:table-row table:style-name="ro7">
          <table:table-cell office:value-type="float" office:value="2000" table:style-name="ce16">
            <text:p>2000</text:p>
          </table:table-cell>
          <table:table-cell office:value-type="percentage" office:value="5.0999999999999997E-2" table:style-name="ce17">
            <text:p>5.1%</text:p>
          </table:table-cell>
          <table:table-cell office:value-type="percentage" office:value="1.8100000000000002E-2" table:style-name="ce17">
            <text:p>1.8%</text:p>
          </table:table-cell>
          <table:table-cell office:value-type="percentage" office:value="3.61E-2" table:style-name="ce17">
            <text:p>3.6%</text:p>
          </table:table-cell>
          <table:table-cell table:number-columns-repeated="16380"/>
        </table:table-row>
        <table:table-row table:style-name="ro5">
          <table:table-cell office:value-type="float" office:value="2001" table:style-name="ce16">
            <text:p>2001</text:p>
          </table:table-cell>
          <table:table-cell office:value-type="percentage" office:value="0.05" table:style-name="ce17">
            <text:p>5.0%</text:p>
          </table:table-cell>
          <table:table-cell office:value-type="percentage" office:value="1.7000000000000001E-2" table:style-name="ce17">
            <text:p>1.7%</text:p>
          </table:table-cell>
          <table:table-cell office:value-type="percentage" office:value="3.6000000000000004E-2" table:style-name="ce17">
            <text:p>3.6%</text:p>
          </table:table-cell>
          <table:table-cell table:number-columns-repeated="16380"/>
        </table:table-row>
        <table:table-row table:style-name="ro5">
          <table:table-cell office:value-type="float" office:value="2002" table:style-name="ce16">
            <text:p>2002</text:p>
          </table:table-cell>
          <table:table-cell office:value-type="percentage" office:value="3.6999999999999998E-2" table:style-name="ce17">
            <text:p>3.7%</text:p>
          </table:table-cell>
          <table:table-cell office:value-type="percentage" office:value="2.1000000000000001E-2" table:style-name="ce17">
            <text:p>2.1%</text:p>
          </table:table-cell>
          <table:table-cell office:value-type="percentage" office:value="2.9000000000000001E-2" table:style-name="ce17">
            <text:p>2.9%</text:p>
          </table:table-cell>
          <table:table-cell table:number-columns-repeated="16380"/>
        </table:table-row>
        <table:table-row table:style-name="ro5">
          <table:table-cell office:value-type="float" office:value="2003" table:style-name="ce16">
            <text:p>2003</text:p>
          </table:table-cell>
          <table:table-cell office:value-type="percentage" office:value="3.7999999999999999E-2" table:style-name="ce17">
            <text:p>3.8%</text:p>
          </table:table-cell>
          <table:table-cell office:value-type="percentage" office:value="1.4999999999999999E-2" table:style-name="ce17">
            <text:p>1.5%</text:p>
          </table:table-cell>
          <table:table-cell office:value-type="percentage" office:value="2.7E-2" table:style-name="ce17">
            <text:p>2.7%</text:p>
          </table:table-cell>
          <table:table-cell table:number-columns-repeated="16380"/>
        </table:table-row>
        <table:table-row table:style-name="ro5">
          <table:table-cell office:value-type="float" office:value="2004" table:style-name="ce16">
            <text:p>2004</text:p>
          </table:table-cell>
          <table:table-cell office:value-type="percentage" office:value="4.1000000000000002E-2" table:style-name="ce17">
            <text:p>4.1%</text:p>
          </table:table-cell>
          <table:table-cell office:value-type="percentage" office:value="1.4999999999999999E-2" table:style-name="ce17">
            <text:p>1.5%</text:p>
          </table:table-cell>
          <table:table-cell office:value-type="percentage" office:value="2.9000000000000001E-2" table:style-name="ce17">
            <text:p>2.9%</text:p>
          </table:table-cell>
          <table:table-cell table:number-columns-repeated="16380"/>
        </table:table-row>
        <table:table-row table:style-name="ro7">
          <table:table-cell office:value-type="float" office:value="2005" table:style-name="ce16">
            <text:p>2005</text:p>
          </table:table-cell>
          <table:table-cell office:value-type="percentage" office:value="0.04" table:style-name="ce17">
            <text:p>4.0%</text:p>
          </table:table-cell>
          <table:table-cell office:value-type="percentage" office:value="1.6E-2" table:style-name="ce17">
            <text:p>1.6%</text:p>
          </table:table-cell>
          <table:table-cell office:value-type="percentage" office:value="2.9000000000000001E-2" table:style-name="ce17">
            <text:p>2.9%</text:p>
          </table:table-cell>
          <table:table-cell table:number-columns-repeated="16380"/>
        </table:table-row>
        <table:table-row table:style-name="ro5">
          <table:table-cell office:value-type="float" office:value="2006" table:style-name="ce16">
            <text:p>2006</text:p>
          </table:table-cell>
          <table:table-cell office:value-type="percentage" office:value="4.7416999422759919E-2" table:style-name="ce17">
            <text:p>4.7%</text:p>
          </table:table-cell>
          <table:table-cell office:value-type="percentage" office:value="1.8513316446049036E-2" table:style-name="ce17">
            <text:p>1.9%</text:p>
          </table:table-cell>
          <table:table-cell office:value-type="percentage" office:value="3.4463997968262862E-2" table:style-name="ce17">
            <text:p>3.4%</text:p>
          </table:table-cell>
          <table:table-cell table:number-columns-repeated="16380"/>
        </table:table-row>
        <table:table-row table:style-name="ro5">
          <table:table-cell office:value-type="float" office:value="2007" table:style-name="ce16">
            <text:p>2007</text:p>
          </table:table-cell>
          <table:table-cell office:value-type="percentage" office:value="4.1909051443455615E-2" table:style-name="ce17">
            <text:p>4.2%</text:p>
          </table:table-cell>
          <table:table-cell office:value-type="percentage" office:value="1.5396368936588179E-2" table:style-name="ce17">
            <text:p>1.5%</text:p>
          </table:table-cell>
          <table:table-cell office:value-type="percentage" office:value="2.9935670676185331E-2" table:style-name="ce17">
            <text:p>3.0%</text:p>
          </table:table-cell>
          <table:table-cell table:number-columns-repeated="16380"/>
        </table:table-row>
        <table:table-row table:style-name="ro5">
          <table:table-cell office:value-type="float" office:value="2008" table:style-name="ce16">
            <text:p>2008</text:p>
          </table:table-cell>
          <table:table-cell office:value-type="percentage" office:value="4.0037238242810302E-2" table:style-name="ce17">
            <text:p>4.0%</text:p>
          </table:table-cell>
          <table:table-cell office:value-type="percentage" office:value="1.8199112193138613E-2" table:style-name="ce17">
            <text:p>1.8%</text:p>
          </table:table-cell>
          <table:table-cell office:value-type="percentage" office:value="3.0132073768704436E-2" table:style-name="ce17">
            <text:p>3.0%</text:p>
          </table:table-cell>
          <table:table-cell table:number-columns-repeated="16380"/>
        </table:table-row>
        <table:table-row table:style-name="ro5">
          <table:table-cell office:value-type="float" office:value="2009" table:style-name="ce16">
            <text:p>2009</text:p>
          </table:table-cell>
          <table:table-cell office:value-type="percentage" office:value="2.8660427340276566E-2" table:style-name="ce17">
            <text:p>2.9%</text:p>
          </table:table-cell>
          <table:table-cell office:value-type="percentage" office:value="1.4330738787890339E-2" table:style-name="ce17">
            <text:p>1.4%</text:p>
          </table:table-cell>
          <table:table-cell office:value-type="percentage" office:value="2.2071368209973779E-2" table:style-name="ce17">
            <text:p>2.2%</text:p>
          </table:table-cell>
          <table:table-cell table:number-columns-repeated="16380"/>
        </table:table-row>
        <table:table-row table:style-name="ro7">
          <table:table-cell office:value-type="float" office:value="2010" table:style-name="ce16">
            <text:p>2010</text:p>
          </table:table-cell>
          <table:table-cell office:value-type="percentage" office:value="3.9545131016062399E-2" table:style-name="ce17">
            <text:p>4.0%</text:p>
          </table:table-cell>
          <table:table-cell office:value-type="percentage" office:value="1.9442634279041492E-2" table:style-name="ce17">
            <text:p>1.9%</text:p>
          </table:table-cell>
          <table:table-cell office:value-type="percentage" office:value="3.0374554327635778E-2" table:style-name="ce17">
            <text:p>3.0%</text:p>
          </table:table-cell>
          <table:table-cell table:number-columns-repeated="16380"/>
        </table:table-row>
        <table:table-row table:style-name="ro5">
          <table:table-cell office:value-type="float" office:value="2011" table:style-name="ce16">
            <text:p>2011</text:p>
          </table:table-cell>
          <table:table-cell office:value-type="percentage" office:value="4.0920288249459327E-2" table:style-name="ce17">
            <text:p>4.1%</text:p>
          </table:table-cell>
          <table:table-cell office:value-type="percentage" office:value="2.2490503208985428E-2" table:style-name="ce17">
            <text:p>2.2%</text:p>
          </table:table-cell>
          <table:table-cell office:value-type="percentage" office:value="3.2525090544771797E-2" table:style-name="ce17">
            <text:p>3.3%</text:p>
          </table:table-cell>
          <table:table-cell table:number-columns-repeated="16380"/>
        </table:table-row>
        <table:table-row table:style-name="ro5">
          <table:table-cell office:value-type="float" office:value="2012" table:style-name="ce16">
            <text:p>2012</text:p>
          </table:table-cell>
          <table:table-cell office:value-type="percentage" office:value="4.1737476331081942E-2" table:style-name="ce17">
            <text:p>4.2%</text:p>
          </table:table-cell>
          <table:table-cell office:value-type="percentage" office:value="1.7734667899236473E-2" table:style-name="ce17">
            <text:p>1.8%</text:p>
          </table:table-cell>
          <table:table-cell office:value-type="percentage" office:value="3.0765326447879479E-2" table:style-name="ce17">
            <text:p>3.1%</text:p>
          </table:table-cell>
          <table:table-cell table:number-columns-repeated="16380"/>
        </table:table-row>
        <table:table-row table:style-name="ro5">
          <table:table-cell office:value-type="float" office:value="2013" table:style-name="ce16">
            <text:p>2013</text:p>
          </table:table-cell>
          <table:table-cell office:value-type="percentage" office:value="4.0614972718555728E-2" table:style-name="ce17">
            <text:p>4.1%</text:p>
          </table:table-cell>
          <table:table-cell office:value-type="percentage" office:value="1.9724905741533939E-2" table:style-name="ce17">
            <text:p>2.0%</text:p>
          </table:table-cell>
          <table:table-cell office:value-type="percentage" office:value="3.1013756671483424E-2" table:style-name="ce17">
            <text:p>3.1%</text:p>
          </table:table-cell>
          <table:table-cell table:number-columns-repeated="16380" table:style-name="ce4"/>
        </table:table-row>
        <table:table-row table:style-name="ro5">
          <table:table-cell office:value-type="float" office:value="2014" table:style-name="ce16">
            <text:p>2014</text:p>
          </table:table-cell>
          <table:table-cell office:value-type="percentage" office:value="5.4741693607107664E-2" table:style-name="ce17">
            <text:p>5.5%</text:p>
          </table:table-cell>
          <table:table-cell office:value-type="percentage" office:value="2.4967369067940368E-2" table:style-name="ce17">
            <text:p>2.5%</text:p>
          </table:table-cell>
          <table:table-cell office:value-type="percentage" office:value="4.1027162114171456E-2" table:style-name="ce17">
            <text:p>4.1%</text:p>
          </table:table-cell>
          <table:table-cell table:number-columns-repeated="16380" table:style-name="ce4"/>
        </table:table-row>
        <table:table-row table:style-name="ro7">
          <table:table-cell office:value-type="float" office:value="2015" table:style-name="ce16">
            <text:p>2015</text:p>
          </table:table-cell>
          <table:table-cell office:value-type="percentage" office:value="5.8734959515829348E-2" table:style-name="ce17">
            <text:p>5.9%</text:p>
          </table:table-cell>
          <table:table-cell office:value-type="percentage" office:value="2.782126606525959E-2" table:style-name="ce17">
            <text:p>2.8%</text:p>
          </table:table-cell>
          <table:table-cell office:value-type="percentage" office:value="4.4736179588688585E-2" table:style-name="ce17">
            <text:p>4.5%</text:p>
          </table:table-cell>
          <table:table-cell table:number-columns-repeated="16380" table:style-name="ce4"/>
        </table:table-row>
        <table:table-row table:style-name="ro5">
          <table:table-cell office:value-type="float" office:value="2016" table:style-name="ce16">
            <text:p>2016</text:p>
          </table:table-cell>
          <table:table-cell office:value-type="percentage" office:value="5.7227015989697691E-2" table:style-name="ce17">
            <text:p>5.7%</text:p>
          </table:table-cell>
          <table:table-cell office:value-type="percentage" office:value="2.9890330703024683E-2" table:style-name="ce17">
            <text:p>3.0%</text:p>
          </table:table-cell>
          <table:table-cell office:value-type="percentage" office:value="4.4641830262264495E-2" table:style-name="ce17">
            <text:p>4.5%</text:p>
          </table:table-cell>
          <table:table-cell table:number-columns-repeated="16380" table:style-name="ce4"/>
        </table:table-row>
        <table:table-row table:style-name="ro5">
          <table:table-cell office:value-type="float" office:value="2017" table:style-name="ce15">
            <text:p>2017</text:p>
          </table:table-cell>
          <table:table-cell office:value-type="percentage" office:value="5.4056917648467567E-2" table:style-name="ce18">
            <text:p>5.4%</text:p>
          </table:table-cell>
          <table:table-cell office:value-type="percentage" office:value="2.5354478626485495E-2" table:style-name="ce18">
            <text:p>2.5%</text:p>
          </table:table-cell>
          <table:table-cell office:value-type="percentage" office:value="4.0935706119154286E-2" table:style-name="ce18">
            <text:p>4.1%</text:p>
          </table:table-cell>
          <table:table-cell table:number-columns-repeated="16380" table:style-name="ce4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9">
            <text:p>1 <text:s/>Percentage of standard class passengers in excess of the capacity on their train service. See<text:s/><text:span text:style-name="T4">Notes</text:span></text:p>
          </table:table-cell>
          <table:table-cell table:style-name="ce19"/>
          <table:table-cell table:number-columns-repeated="2" table:style-name="ce4"/>
          <table:table-cell table:number-columns-repeated="16380" table:style-name="ce3"/>
        </table:table-row>
        <table:table-row table:style-name="ro3">
          <table:table-cell office:value-type="string" table:style-name="ce19">
            <text:p><text:s text:c="4"/><text:span text:style-name="T4">and definitions</text:span><text:s/>for more information.</text:p>
          </table:table-cell>
          <table:table-cell table:style-name="ce19"/>
          <table:table-cell table:number-columns-repeated="2" table:style-name="ce4"/>
          <table:table-cell table:number-columns-repeated="16380" table:style-name="ce3"/>
        </table:table-row>
        <table:table-row table:style-name="ro3">
          <table:table-cell office:value-type="string" table:style-name="ce4">
            <text:p>2 <text:s/>Includes commuter services arriving into London during the AM peak and services departing London in the PM peak. Does not include</text:p>
          </table:table-cell>
          <table:table-cell table:style-name="ce19"/>
          <table:table-cell table:number-columns-repeated="16382" table:style-name="ce4"/>
        </table:table-row>
        <table:table-row table:style-name="ro3">
          <table:table-cell office:value-type="string" table:style-name="ce4">
            <text:p><text:s text:c="4"/>Long Distance operators.</text:p>
          </table:table-cell>
          <table:table-cell table:style-name="ce4"/>
          <table:table-cell table:number-columns-repeated="2" table:style-name="ce20"/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4">
            <text:p>3 <text:s/>The PiXC measure is derived from the number of passengers travelling in excess of capacity on all services at their busiest point,<text:s/>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3">
          <table:table-cell office:value-type="string" table:style-name="ce4">
            <text:p><text:s text:c="4"/>expressed as a percentage of the total number of passengers travelling.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3">
          <table:table-cell office:value-type="string" table:style-name="ce4">
            <text:p>4 <text:s/>Several different methods have been used to calculate the standing allowances included in the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3">
          <table:table-cell office:value-type="string" table:style-name="ce4">
            <text:p><text:s text:c="4"/>capacities for different types of rolling stock over this period, so earlier figures may not be directly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3">
          <table:table-cell office:value-type="string" table:style-name="ce4">
            <text:p><text:s text:c="4"/>comparable with more recent ones.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3">
          <table:table-cell table:style-name="ce4"/>
          <table:table-cell table:number-columns-repeated="2" table:style-name="ce21"/>
          <table:table-cell office:value-type="string" table:style-name="ce22">
            <text:p>Source: Department for Transport and Transport for London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table:style-name="ce4"/>
          <table:table-cell table:number-columns-repeated="2" table:style-name="ce21"/>
          <table:table-cell office:value-type="string" table:style-name="ce23">
            <text:p>Last updated: 24 July 2018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table:style-name="ce4"/>
          <table:table-cell table:number-columns-repeated="2" table:style-name="ce21"/>
          <table:table-cell office:value-type="string" table:style-name="ce23">
            <text:p>Next update: July 2019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table:style-name="ce24"/>
          <table:table-cell table:number-columns-repeated="2" table:style-name="ce4"/>
          <table:table-cell office:value-type="string" table:style-name="ce23">
            <text:p>Telephone: 020 7944 2419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table:number-columns-repeated="3" table:style-name="ce4"/>
          <table:table-cell office:value-type="string" table:style-name="ce23">
            <text:p>Email: rail.stats@dft.gov.uk</text:p>
          </table:table-cell>
          <table:table-cell table:style-name="ce4"/>
          <table:table-cell table:number-columns-repeated="16379" table:style-name="ce1"/>
        </table:table-row>
        <table:table-row table:style-name="ro3">
          <table:table-cell table:style-name="ce5"/>
          <table:table-cell table:number-columns-repeated="4" table:style-name="ce4"/>
          <table:table-cell table:number-columns-repeated="16379" table:style-name="ce1"/>
        </table:table-row>
        <table:table-row table:number-rows-repeated="1048523" table:style-name="ro3">
          <table:table-cell table:number-columns-repeated="16384"/>
        </table:table-row>
        <table:named-expressions>
          <table:named-range table:name="Print_Area" table:cell-range-address="RAI0210.$A$4:RAI0210.$D$52" table:base-cell-address="RAI0210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6" number:min-integer-digits="1" number:grouping="true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style:style style:name="_37_" style:display-name="%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9"/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opy_32_of_32_nrt-tables-ch2-railperformance" style:display-name="Normal_Copy of nrt-tables-ch2-railperformance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40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393700787401575in" fo:margin-right="0.393700787401575in" style:print-orientation="portrait" style:print-page-order="ttb" style:first-page-number="continue" style:scale-to="87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Ashley Mewett</dc:creator>
    <meta:creation-date>2012-07-03T10:19:34Z</meta:creation-date>
    <dc:date>2018-11-02T10:38:12Z</dc:date>
    <meta:print-date>2017-07-27T12:03:42Z</meta:print-date>
  </office:meta>
</office:document-meta>
</file>